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d5f" officeooo:paragraph-rsid="001e4d5f"/>
    </style:style>
    <style:style style:name="P2" style:family="paragraph" style:parent-style-name="Standard">
      <style:text-properties officeooo:rsid="001efcba" officeooo:paragraph-rsid="001efcba"/>
    </style:style>
    <style:style style:name="P3" style:family="paragraph" style:parent-style-name="Standard">
      <style:text-properties officeooo:rsid="001e4d5f" officeooo:paragraph-rsid="001e4d5f"/>
    </style:style>
    <style:style style:name="P4" style:family="paragraph" style:parent-style-name="Standard">
      <style:text-properties officeooo:rsid="0020186a" officeooo:paragraph-rsid="0020186a"/>
    </style:style>
    <style:style style:name="T1" style:family="text">
      <style:text-properties officeooo:rsid="0020186a"/>
    </style:style>
    <style:style style:name="T2" style:family="text">
      <style:text-properties officeooo:rsid="00216137"/>
    </style:style>
    <style:style style:name="T3" style:family="text">
      <style:text-properties officeooo:rsid="0021a2b3"/>
    </style:style>
    <style:style style:name="T4" style:family="text">
      <style:text-properties officeooo:rsid="00231f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 text:c="3"/>Ejercicios de repaso</text:p>
      <text:p text:style-name="P1">1.1. <text:s text:c="3"/>Ejercicio 1</text:p>
      <text:p text:style-name="P1">¿Qué significa que un lenguaje de <text:s/>programación sea case sensitive.? <text:s/>¿Se puede aplicar a Java?</text:p>
      <text:p text:style-name="P1">Significa que distingue entre mayúsculas y minúsculas. Si se puede aplicar con java.</text:p>
      <text:p text:style-name="P1"/>
      <text:p text:style-name="P1">1.2. <text:s text:c="3"/>Ejercicio 2</text:p>
      <text:p text:style-name="P1">¿Qué se necesita en un computador para correr un programa de java?</text:p>
      <text:p text:style-name="P1">Se necesita al menos el jre de java el cual contiene la maquina virtual de java.</text:p>
      <text:p text:style-name="P1"/>
      <text:p text:style-name="P1">1.3. <text:s text:c="3"/>Ejercicio 3</text:p>
      <text:p text:style-name="P1">¿Cuáles son la entrada y salida en un compilador java?</text:p>
      <text:p text:style-name="P1">La entrada son los ficheros con extension .java y la salida son los <text:span text:style-name="T2">bitecodes</text:span> con extension .class.</text:p>
      <text:p text:style-name="P1"/>
      <text:p text:style-name="P1">1.4. <text:s text:c="3"/>Ejercicio 4</text:p>
      <text:p text:style-name="P1">¿Qué es JVM?</text:p>
      <text:p text:style-name="P1">Es la máquina virtual de java</text:p>
      <text:p text:style-name="P1"/>
      <text:p text:style-name="P1">1.5. <text:s text:c="3"/>Ejercicio 5</text:p>
      <text:p text:style-name="P1">¿Qué son las palabras reservadas de un lenguaje de programación? Indica algunas que hayas visto en Java</text:p>
      <text:p text:style-name="P1">Son palabras que usa el sistema las cuales tienen una función concreta en java. public, class….</text:p>
      <text:p text:style-name="P1"/>
      <text:p text:style-name="P1">1.6. <text:s text:c="3"/>Ejercicio 6</text:p>
      <text:p text:style-name="P1">¿Cuál es la extensión de un fichero fuente de Java? ¿Y del fichero que contiene los bytecodes?</text:p>
      <text:p text:style-name="P1">.java</text:p>
      <text:p text:style-name="P1">.class</text:p>
      <text:p text:style-name="P1"/>
      <text:p text:style-name="P1">1.7.<text:tab/>Los siguientes programas no compilan ¿por qué?</text:p>
      <text:p text:style-name="P1">Intenta averiguar porqué no compila y posteriormente compila el código tal y como está para posteriormente observar las salidas de error del compilador.</text:p>
      <text:p text:style-name="P1"/>
      <text:p text:style-name="P1"/>
      <text:p text:style-name="P1">\\Programa 1</text:p>
      <text:p text:style-name="P1">public static void main(String[] args) {</text:p>
      <text:p text:style-name="P1">}</text:p>
      <text:p text:style-name="P1">public class Welcome {</text:p>
      <text:p text:style-name="P1">System.out.println("afternoon");</text:p>
      <text:p text:style-name="P1">System.out.println("morning");</text:p>
      <text:p text:style-name="P1">}</text:p>
      <text:p text:style-name="P1">En este programa no compila ya que el public class debería de estar al principio por encima de public static</text:p>
      <text:p text:style-name="P1"/>
      <text:p text:style-name="P1">\\Programa 2</text:p>
      <text:p text:style-name="P1">public class Welcome {</text:p>
      <text:p text:style-name="P1">public void Main(String[] args) {</text:p>
      <text:p text:style-name="P1">System.out.println(’Welcome to Java!);</text:p>
      <text:p text:style-name="P1">}</text:p>
      <text:p text:style-name="P1">)</text:p>
      <text:p text:style-name="P2">Falta el static en public void <text:span text:style-name="T1">y cierra con un paréntesis en vez de con una llave</text:span></text:p>
      <text:p text:style-name="P1"/>
      <text:p text:style-name="P1"/>
      <text:p text:style-name="P1"/>
      <text:p text:style-name="P1"><text:soft-page-break/>\\Programa 3</text:p>
      <text:p text:style-name="P1">public class Hola{</text:p>
      <text:p text:style-name="P1">public static void main(){</text:p>
      <text:p text:style-name="P1">System.out.println(’Welcome to Java!);</text:p>
      <text:p text:style-name="P1">}</text:p>
      <text:p text:style-name="P1">}</text:p>
      <text:p text:style-name="P4">Falta el string entre los paréntesis y en la cadena se debería de empezar con dobles comillas y cerrarse con dobles comillas</text:p>
      <text:p text:style-name="P1"/>
      <text:p text:style-name="P1">\\Programa 4</text:p>
      <text:p text:style-name="P1">public class Hola{</text:p>
      <text:p text:style-name="P1">public static void main(String[] a){</text:p>
      <text:p text:style-name="P1">System.out.println(’Welcome to Java!);</text:p>
      <text:p text:style-name="P1">}</text:p>
      <text:p text:style-name="P4"><text:span text:style-name="T4">E</text:span>n la cadena se debería de empezar con dobles comillas y cerrarse con dobles comillas, <text:span text:style-name="T3">falta la ultima lla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4:24:02.277932904</meta:creation-date>
    <dc:date>2017-10-03T11:06:52.598435603</dc:date>
    <meta:editing-duration>PT34M4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335" meta:character-count="2033" meta:non-whitespace-character-count="1725"/>
  </office:meta>
</office:document-meta>
</file>